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roman"/>
    <style:font-face style:name="Minion Pro" svg:font-family="'Minion Pro'" style:font-family-generic="roman"/>
    <style:font-face style:name="FreeSans1" svg:font-family="FreeSans" style:font-family-generic="swiss"/>
    <style:font-face style:name="Open Sans CE" svg:font-family="'Open Sans CE'" style:font-pitch="variable"/>
    <style:font-face style:name="Open Sans Cyr" svg:font-family="'Open Sans Cyr'" style:font-pitch="variable"/>
    <style:font-face style:name="Calibri" svg:font-family="Calibri"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text-properties style:font-name="Times New Roman"/>
    </style:style>
    <style:style style:name="P2" style:family="paragraph" style:parent-style-name="Text_20_body">
      <style:text-properties style:font-name="Times New Roman" officeooo:paragraph-rsid="001543c0"/>
    </style:style>
    <style:style style:name="P3" style:family="paragraph" style:parent-style-name="Text_20_body">
      <style:text-properties style:font-name="Times New Roman" officeooo:rsid="001543c0" officeooo:paragraph-rsid="001543c0"/>
    </style:style>
    <style:style style:name="P4" style:family="paragraph" style:parent-style-name="Text_20_body">
      <style:text-properties style:font-name="Times New Roman" officeooo:paragraph-rsid="0015d01e"/>
    </style:style>
    <style:style style:name="P5" style:family="paragraph" style:parent-style-name="Text_20_body">
      <style:text-properties style:font-name="Times New Roman" officeooo:paragraph-rsid="001eca27"/>
    </style:style>
    <style:style style:name="P6" style:family="paragraph" style:parent-style-name="Text_20_body">
      <style:text-properties officeooo:paragraph-rsid="001eca27"/>
    </style:style>
    <style:style style:name="P7" style:family="paragraph" style:parent-style-name="Text_20_body">
      <style:text-properties fo:font-style="italic" style:font-style-asian="italic" style:font-style-complex="italic"/>
    </style:style>
    <style:style style:name="P8" style:family="paragraph" style:parent-style-name="Standard">
      <style:text-properties style:font-name="Liberation Serif1"/>
    </style:style>
    <style:style style:name="P9" style:family="paragraph" style:parent-style-name="Standard">
      <style:text-properties officeooo:paragraph-rsid="001eca27"/>
    </style:style>
    <style:style style:name="P10" style:family="paragraph" style:parent-style-name="Standard">
      <style:text-properties style:font-name="Times New Roman" officeooo:rsid="001eca27" officeooo:paragraph-rsid="001eca27"/>
    </style:style>
    <style:style style:name="P11" style:family="paragraph" style:parent-style-name="Normal">
      <style:paragraph-properties fo:text-align="justify" style:justify-single-word="false"/>
      <style:text-properties style:font-name="Times New Roman" fo:font-size="12pt" fo:font-style="italic" fo:font-weight="normal" officeooo:paragraph-rsid="001eca27" fo:background-color="#ffff00" style:font-size-asian="12pt" style:font-style-asian="italic" style:font-weight-asian="normal" style:font-name-complex="DejaVu Sans1" style:font-size-complex="12pt" style:font-style-complex="italic" style:font-weight-complex="normal"/>
    </style:style>
    <style:style style:name="P12" style:family="paragraph" style:parent-style-name="Normal">
      <style:paragraph-properties fo:text-align="justify" style:justify-single-word="false" fo:padding-left="0in" fo:padding-right="0in" fo:padding-top="0in" fo:padding-bottom="0.028in" fo:border-left="none" fo:border-right="none" fo:border-top="none" fo:border-bottom="0.11pt solid #000000"/>
      <style:text-properties style:font-name="Times New Roman" fo:font-size="12pt" officeooo:paragraph-rsid="001eca27" style:font-size-asian="12pt" style:font-name-complex="DejaVu Sans1" style:font-size-complex="12pt"/>
    </style:style>
    <style:style style:name="P13" style:family="paragraph" style:parent-style-name="Heading_20_1" style:master-page-name="Standard">
      <style:paragraph-properties style:page-number="auto"/>
      <style:text-properties fo:font-size="18.5pt" fo:font-weight="bold" style:font-size-asian="18.5pt" style:font-weight-asian="bold" style:font-size-complex="18.5pt" style:font-weight-complex="bold"/>
    </style:style>
    <style:style style:name="P14" style:family="paragraph" style:parent-style-name="Standard">
      <style:text-properties fo:font-style="italic" officeooo:paragraph-rsid="001eca27" style:font-style-asian="italic" style:font-style-complex="italic"/>
    </style:style>
    <style:style style:name="P15" style:family="paragraph" style:parent-style-name="Text_20_body">
      <style:text-properties style:font-name="Liberation Serif1" officeooo:rsid="001543c0"/>
    </style:style>
    <style:style style:name="P16" style:family="paragraph" style:parent-style-name="Text_20_body">
      <style:text-properties fo:font-style="italic" officeooo:paragraph-rsid="001eca27" style:font-style-asian="italic" style:font-style-complex="italic"/>
    </style:style>
    <style:style style:name="T1" style:family="text">
      <style:text-properties fo:language="en" fo:country="US"/>
    </style:style>
    <style:style style:name="T2" style:family="text">
      <style:text-properties fo:font-style="italic" style:font-style-asian="italic" style:font-style-complex="italic"/>
    </style:style>
    <style:style style:name="T3" style:family="text">
      <style:text-properties fo:font-style="italic" officeooo:rsid="00172c66" style:font-style-asian="italic" style:font-style-complex="italic"/>
    </style:style>
    <style:style style:name="T4" style:family="text">
      <style:text-properties officeooo:rsid="001aa07c"/>
    </style:style>
    <style:style style:name="T5" style:family="text">
      <style:text-properties style:font-name="Times New Roman"/>
    </style:style>
    <style:style style:name="T6" style:family="text">
      <style:text-properties style:font-name="Times New Roman" officeooo:rsid="001aa07c"/>
    </style:style>
    <style:style style:name="T7" style:family="text">
      <style:text-properties style:font-name="Times New Roman" fo:font-style="italic" style:font-style-asian="italic" style:font-style-complex="italic"/>
    </style:style>
    <style:style style:name="T8" style:family="text">
      <style:text-properties officeooo:rsid="001543c0"/>
    </style:style>
    <style:style style:name="T9" style:family="text">
      <style:text-properties officeooo:rsid="0015d01e"/>
    </style:style>
    <style:style style:name="T10" style:family="text">
      <style:text-properties fo:font-style="normal" officeooo:rsid="00172c66" style:font-style-asian="normal" style:font-style-complex="normal"/>
    </style:style>
    <style:style style:name="T11" style:family="text">
      <style:text-properties fo:font-style="normal" officeooo:rsid="001eca27" style:font-style-asian="normal" style:font-style-complex="normal"/>
    </style:style>
    <style:style style:name="T12" style:family="text">
      <style:text-properties fo:font-style="normal" fo:font-weight="bold" officeooo:rsid="00172c66" style:font-style-asian="normal" style:font-weight-asian="bold" style:font-style-complex="normal" style:font-weight-complex="bold"/>
    </style:style>
    <style:style style:name="T13" style:family="text">
      <style:text-properties officeooo:rsid="001c3607"/>
    </style:style>
    <style:style style:name="T14" style:family="text">
      <style:text-properties style:font-name="Liberation Serif1"/>
    </style:style>
    <style:style style:name="T15" style:family="text">
      <style:text-properties style:font-name="Liberation Serif1" fo:font-style="italic" style:font-style-asian="italic" style:font-style-complex="italic"/>
    </style:style>
    <style:style style:name="T16" style:family="text">
      <style:text-properties style:font-name="Liberation Serif1" officeooo:rsid="001543c0"/>
    </style:style>
    <style:style style:name="T17" style:family="text">
      <style:text-properties style:font-name="DejaVu Sans1" fo:font-size="8pt" fo:font-weight="normal" officeooo:rsid="001aa07c" style:font-size-asian="8pt" style:font-weight-asian="normal" style:font-size-complex="8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bookmark-start text:name="_GoBack"/>Surveillance, McLuhan, and the Social Prosthesis<text:bookmark-end text:name="_GoBack"/>: <text:s/>Examining the Construction and Presentation of Identity </text:p>
      <text:p text:style-name="P8"><text:span text:style-name="T8">% BY: </text:span>Leo Selvaggio</text:p>
      <text:p text:style-name="P1"/>
      <text:p text:style-name="Text_20_body">In 2014, I launched <text:span text:style-name="T2">URME Surveillance</text:span>, an artistic intervention that protects the public from facial recognition surveillance systems by allowing them to wear a photo-realistic 3D printed prosthetic of my face. When a user dons the prosthetic, cameras equipped with facial recognition are likely to identify the wearer as myself, thus attributing all of their actions in surveilled public space to the identity known as “Leo Selvaggio.” In this way, wearers of the prosthetic safeguard their identities by convincingly performing my own in surveilled areas.</text:p>
      <text:p text:style-name="Text_20_body">In addition to protecting the wearer, <text:span text:style-name="T2">URME Surveillance</text:span> also subverts and confounds large systems of surveillance through the creation of disinformation, primarily through asserting the presence of my identity to surveillance systems in various areas of public space simultaneously. <text:s/>For example, i<text:span text:style-name="T1">f multiple users were to wear this prosthetic and become “Leos” in different areas of the same city at the same time, facial recognition systems would have conflicting locative information: the identity “Leo Selvaggio” would be inhabiting Main St, Carmen Blvd, Michigan Ave, and so on. Additionally, as the body of each individual wearer is different, there may also be inconsistent or contradictory data gathered about my height, weight, and gender. When done on a large enough scale, these conflicting data sets call into question facial recognition systems’ ability to accurately determine the true identity of any face captured in camera-based documentation. </text:span>This subversion becomes all the more relevant as surveillance practices traditionally conducted by human beings are increasingly being turned over to automated systems under the false supposition that such systems are accurate and free of bias, which we will see is not the case. </text:p>
      <text:p text:style-name="Text_20_body"><text:span text:style-name="T2">URME Surveillance</text:span> successfully corrupts digital surveillance networks through an analysis and exploitation of the way those systems function. Facial recognition technology, as it is applied for practical use, operates on the assumption that faces are unique and inherently tied to individual persons. This assumption of stability when collecting data on faces (and their respective identities) is what produces our confidence in statistics and lends that data enough credibility to be considered incriminating judiciary evidence. Rather than attempting to subvert this system through digital means, <text:span text:style-name="T2">URME Surveillance</text:span> takes an analogue approach, turning the system’s assumption of stability into a weakness by producing conflicting data sets in facial recognition databases. </text:p>
      <text:p text:style-name="Text_20_body"><text:soft-page-break/>Compared to several other digital interventions, such as Julian Oliver’s “No Network” piece, <text:span text:style-name="T2">URME Surveillance</text:span> is a relatively low-tech project. Though the <text:span text:style-name="T2">URME Surveillance Identity Prosthetic</text:span> is not a digital interface, its effect and execution are digital to some degree. Within the logic of <text:span text:style-name="T2">URME Surveillance</text:span>, one is either performing “Leo Selvaggio” or they are not. Functionally, <text:span text:style-name="T2">URME Surveillance</text:span> is similar to a computer virus. As each wearer becomes a part of the <text:span text:style-name="T2">URME</text:span> worm, “Leos” multiply and replicate, confounding data sets about the “Leo Selvaggio” identity. In this way, <text:span text:style-name="T2">URME Surveillance</text:span> engages and empowers the public as active collaborators and components of a larger network of human interaction. </text:p>
      <text:p text:style-name="Text_20_body">This idea of writing and rewriting my identity like code within a social network has been a thematic component of my work over the past five years. Recent digital technologies have changed the models of both production and distribution of contemporary popular media. With the advent of smart phones, affordable software like iMovie, and social networks like Facebook, LinkedIn, and Vimeo, the amount of user-generated media is at an unprecedented high. The larger aim of my work, even outside the scope of surveillance, is to explore how this shift in technologies relates to the construction and presentation of identity in the social arena, an increasingly prevalent practice that sits at the core of our culture.</text:p>
      <text:p text:style-name="Text_20_body">Perhaps Marshal McLuhan said it best when he coined his prophetic term the “global village” in his 1962 book <text:span text:style-name="T2">The Gutenberg Galaxy</text:span>. McLuhan states:</text:p>
      <text:p text:style-name="P6"><text:span text:style-name="T2">The next medium, whatever it is – it may be the extension of consciousness – will include television as its content, not as its environment, and will transform television into an art form. A computer as a research and communication instrument could enhance retrieval, obsolesce mass library organization, retrieve the individual’s encyclopedic function and flip it into a private line of speedily tailored data of a saleable kind.</text:span> </text:p>
      <text:p text:style-name="Standard"><text:span text:style-name="T14">– Marshal McLuhan, </text:span><text:span text:style-name="T15">The Gutenberg Galaxy</text:span><text:span text:style-name="T14"> </text:span><text:span text:style-name="T16">[1]</text:span></text:p>
      <text:p text:style-name="P15"/>
      <text:p text:style-name="Text_20_body">Especially eerie is McLuhan's prediction of this “private line of speedily tailored data of a saleable kind.” Recent news is flooded with reports of companies such as Google, Facebook, and Microsoft selling user information to marketing firms. For example, in section three (titled “privacy”) of the terms of use for Xbox Live, a Microsoft affiliate, we find:</text:p>
      <text:p text:style-name="P6"><text:span text:style-name="T2">In particular, we may access or disclose information about you, including the content of your communications…. Personal information collected by Microsoft may be stored and processed in the United States or any other country or region in which Microsoft or its affiliates, subsidiaries, or service providers maintain facilities. You consent to any such transfer of information outside of your country or region. </text:span><text:line-break/></text:p>
      <text:p text:style-name="P8">– xbox.com <text:span text:style-name="T8">[2]</text:span></text:p>
      <text:p text:style-name="Text_20_body"><text:soft-page-break/>What Microsoft makes clear is that personal information – or aspects of identity – can be digitized, collected, and distributed via McLuhan's theory of the global village network. </text:p>
      <text:p text:style-name="Text_20_body">In fact, a recent 2013 study from Cambridge University claims that key aspects of an individual’s personality can be determined through an analysis of the “like” button:</text:p>
      <text:p text:style-name="P16">We show that easily accessible digital records of behavior, Facebook Likes, can be used to automatically and accurately predict a range of highly sensitive personal attributes including: sexual orientation, ethnicity, religious and political views, personality traits, intelligence, happiness, use of addictive substances, parental separation, age, and gender.</text:p>
      <text:p text:style-name="P8">– Kosink et al <text:span text:style-name="T8">[3]</text:span></text:p>
      <text:p text:style-name="P8"/>
      <text:p text:style-name="Text_20_body">While it should be noted that one of the researchers is associated with Microsoft, and therefore stands to profit considerably from this study as a shareholder of Facebook, what is at the center of the study is the notion that the choices we make on social media sites are predictive indicators of how we are perceived by both corporate America and by everyone in our global village network. Our identities are no longer products of our own doing. They are no longer constructed by the choices that we made growing up, reflected upon and affirmed by the infinitesimally small percentage of people in the world with whom we spent the majority of our time. Identity is now created through the perception of millions by what we like or don’t like on Facebook. How can one possibly navigate this change? How can we talk about the self when its creation is now proliferated via a faceless conglomerate workforce of hashtags, retweets, and reposts? </text:p>
      <text:p text:style-name="Text_20_body">The answer may come from McLuhan when he states in his 1972 book <text:span text:style-name="T2">Take Today: The Executive as Dropout</text:span>:</text:p>
      <text:p text:style-name="P7">Paradoxically electronic man has no choice but to understand processes, if he is to be free…The only method for perceiving process and patterns is by inventory of effects obtained by the comparison and contrast of developing situations.</text:p>
      <text:p text:style-name="Standard">– <text:s/>Marshal McLuhan, <text:span text:style-name="T2">Take Today</text:span> <text:span text:style-name="T8">[4]</text:span></text:p>
      <text:p text:style-name="P1"/>
      <text:p text:style-name="Text_20_body">Here, I would propose that McLuhan is advocating a subversion of digital technology’s reduction of our identities into quantifiable and categorical information by using the very same infrastructure for our own purposes. If the Internet is going to send our “data” to and fro, then let <text:span text:style-name="T4">it</text:span> do what it does best, but we must control the content of that data. We, the users of the web, the public, must be the generators of the messages sent through our networks. We must write the software of our identities rather than settle for being its referential hardware. </text:p>
      <text:p text:style-name="Text_20_body">How we go about doing this comes from the second portion of the McLuhan quote above, in which he describes the method for “perceiving process” as an understanding of the cause and effect of actions in “developing situations.” When applied to the presentation of our identities in <text:soft-page-break/>our digitally mediated world, we are looking not at a passive understanding of networks like Facebook, but rather the development of a viable skill. </text:p>
      <text:p text:style-name="Text_20_body">To understand this, let’s look at common social practices on Facebook. Facebook gives to our identities what texting and email gave to our verbal communication: a chance to edit our messages. Rather than reacting in the way a personal physical interaction requires, email allows us to parse through our thoughts and craft carefully constructed responses. In a very similar way, Facebook gives the time required to present our best self. Whether it be rewriting posts for maximum humor, choosing which photos of ourselves to upload and which to discard, detagging ourselves from others’ posts and photos, or most recently, using the “groups” function to dictate our content’s audience, Facebook is an intermediary between our full selves and the expression of ourselves that we put out into the world. In other words, it is a curatorial practice. It is this skillful social editing that facilitates the creation of networks of influence: “friends,” in Facebook terms. </text:p>
      <text:p text:style-name="Text_20_body">Klout.com provides us a useful example of this influence through their unique “scoring” system:</text:p>
      <text:p text:style-name="P14">Klout’s vision is to enable everyone to discover and be recognized for how they influence the world. With the rise of social media, the ability to impact others has been democratized. Klout measures your influence based on your ability to drive action on social networks. The Klout Score is a single number that represents the aggregation of multiple pieces of data about your social media activity.</text:p>
      <text:p text:style-name="P14"/>
      <text:p text:style-name="P9">– Klout Score <text:span text:style-name="T8">[5]</text:span></text:p>
      <text:p text:style-name="Text_20_body"/>
      <text:p text:style-name="Text_20_body">A shocking example comes from the comparison of the Dali Lama and Perez Hilton’s Klout scores. The Dali Lama, beloved spiritual leader recognized around the world for his influence, has a Klout score of 86 (out of 100), with which he influences 758,000 followers via social media <text:span text:style-name="T9">[6]</text:span>. His score is pretty good – twice my own. However, self-made blogger Perez Hilton has a score of 90. The fact that Perez has a higher Klout score is just spectacle, but it does highlight the different spheres of influence that lend each figure his authority. While the Dali Lama’s influence is attached to his station as a spiritual leader, Hilton’s influence comes entirely from his skill at controlling social media. Hilton has a standard education – a BFA in theater. He did not come from money, and he represents a marginalized community as an openly gay, albeit white, man. His success comes solely from his ability to network within the blogosphere and to influence not only others’ perception of himself, but others’ perception of others as well.</text:p>
      <text:p text:style-name="Text_20_body">The presentation of identity is not only an invaluable skill, but an active task. It requires maintenance and constant production and distribution. As we have examined within this new context of a technologic<text:span text:style-name="T4">ally</text:span> and socially mediated identity, if one does not control the content of the message, others will. The <text:span text:style-name="T2">URME Surveillance Identity Prosthetic</text:span> exemplifies this by transforming my identity into tangible material for others to present. Who I am, in part, becomes <text:soft-page-break/>based on the surveillance data collected about me which is produced by others, much in the same way “likes” on <text:span text:style-name="T13">F</text:span>acebook are collected to produce marketing profiles. In doing so, the work exposes the underlying systems threatening the authorship of individual identity, by allowing others to challenge the authorship of my own. </text:p>
      <text:p text:style-name="Text_20_body"><text:span text:style-name="T5">In doing so, what </text:span><text:span text:style-name="T7">URME Surveillance</text:span><text:span text:style-name="T5"> highlights, as do several of my other works, is the malleability and vulnerability of identity within a technological context, and it empowers its audience to consider how they construct, present, and author their own socially mediated identity. Lastly, it </text:span><text:span text:style-name="T6">i</text:span><text:span text:style-name="T5">s important to note the opportunity to produce and present identity as a means of harnessing collective power. Identifying that opportunity as a cultural practice that can be formulated into a skill is perhaps the most important development in understanding how to resist and defend our individual authorship. To the conglomerate effect of this production and distribution of content as it refers to the presentation of our identities via digital networks for the purpose of, as McLuhan states, “being free”, I offer the term social prosthesis: the total manifestation of one’s creation, navigation, and maintenance of relationships that comprise the web of that individual’s network of influence. </text:span></text:p>
      <text:p text:style-name="P11"/>
      <text:p text:style-name="P12"/>
      <text:p text:style-name="P9"/>
      <text:p text:style-name="P10">Bibliography</text:p>
      <text:p text:style-name="P10"/>
      <text:p text:style-name="P3">[1] McLuhan, Marshall. <text:span text:style-name="T2">The Gutenberg Galaxy; the Making of Typographic Man</text:span>. Toronto: University of Toronto, 1962. Print. </text:p>
      <text:p text:style-name="P2"><text:span text:style-name="T8">[2] “</text:span>Xbox LIVE Terms of Use.” - Xbox.com. Microsoft.com, 01 Sept. 2011. Web. 04 May 2013.</text:p>
      <text:p text:style-name="P2"><text:span text:style-name="T8">[3] </text:span>Kosinsk, Michal, David Stillwell, and Thore Graepel. “Private Traits and Attributes Are Predictable from Digital Records of Human Behavior.” Proceeding of the National Academy of Science in the United States (2013): 1-4. Private Traits and Attributes Are Predictable from Digital Records of Human Behavior. 11 Mar. 2013. Web. 04 May 2013. </text:p>
      <text:p text:style-name="P2"><text:span text:style-name="T8">[4] </text:span>McLuhan, Marshall, and Barrington Nevitt. <text:span text:style-name="T2">Take Today; the Executive as Dropout</text:span>. New York: Harcourt Brace Jovanovich, 1972. Print.</text:p>
      <text:p text:style-name="P2"><text:span text:style-name="T8">[5] “</text:span>Klout Score.” Klout. N.p., n.d. Web. 05 May 2013. &lt;http://klout.com/corp/klout_score&gt;. </text:p>
      <text:p text:style-name="P4"><text:span text:style-name="T9">[6] </text:span>Krishnan, Mythreyi. “Influence Metrics for B2C Brands.” The JamiQ Blog. JamiQ, 04 Aug. 2011. Web. 05 May 2013. &lt;http://blog.jamiq.com/commentary/influence-metrics-for-b2c-brands/&gt;. </text:p>
      <text:p text:style-name="P1"/>
      <text:p text:style-name="P5"/>
      <text:p text:style-name="P5"><text:soft-page-break/><text:span text:style-name="T17">% --Biography -------------------------------------</text:span><text:line-break/></text:p>
      <text:p text:style-name="P5"><text:span text:style-name="Emphasis"><text:span text:style-name="T12">Leonardo Selvaggio</text:span></text:span><text:span text:style-name="Emphasis"><text:span text:style-name="T10"> </text:span></text:span><text:span text:style-name="Emphasis"><text:span text:style-name="T11">(USA) </text:span></text:span><text:span text:style-name="Emphasis"><text:span text:style-name="T10">is a Chicago based interdisciplinary artist whose work examines the intersection of identity and technology. He has shown work internationally in France and Canada; domestically in New York, Chicago, Florida, and New Mexico. He has been awarded an Albert P. Weisman grant for his work, </text:span></text:span><text:span text:style-name="Emphasis"><text:span text:style-name="T3">URME Surveillance</text:span></text:span><text:span text:style-name="Emphasis"><text:span text:style-name="T10"> and a DCASE IAP Professional Grant to present supporting research. That artistic intervention invites users to wear a photo-realistic prosthetic of his face as protection from pervasive facial recognition surveillance systems. URME has been selected for the Art Souterrain festival in Montreal, the ISEA conference in Vancouver, and the Saint-Etienne Design Biennial in France. In 2015, </text:span></text:span><text:span text:style-name="Emphasis"><text:span text:style-name="T3">URME Surveillance</text:span></text:span><text:span text:style-name="Emphasis"><text:span text:style-name="T10"> was also adapted for television in an episode of CSI: Cyber titled “Selfie 2.0”.</text:span></text:span></text:p>
      <text:p text:style-name="P1"><text:s/></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style:font-family-generic="roman"/>
    <style:font-face style:name="Minion Pro" svg:font-family="'Minion Pro'" style:font-family-generic="roman"/>
    <style:font-face style:name="FreeSans1" svg:font-family="FreeSans" style:font-family-generic="swiss"/>
    <style:font-face style:name="Open Sans CE" svg:font-family="'Open Sans CE'" style:font-pitch="variable"/>
    <style:font-face style:name="Open Sans Cyr" svg:font-family="'Open Sans Cyr'" style:font-pitch="variable"/>
    <style:font-face style:name="Calibri" svg:font-family="Calibri"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Droid Sans Fallback" style:font-size-asian="12pt" style:language-asian="en" style:country-asian="US" style:font-name-complex="Calibri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US" style:letter-kerning="true" style:font-name-asian="Droid Sans Fallback" style:font-size-asian="12pt" style:language-asian="en" style:country-asian="US" style:font-name-complex="Calibri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Liberation Serif" fo:font-family="'Liberation Serif'" style:font-style-name="Regular"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text-properties style:font-name="Liberation Serif" fo:font-family="'Liberation Serif'" style:font-style-name="Regular" style:font-family-generic="roman" style:font-pitch="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aragraph" style:family="paragraph" style:parent-style-name="Standard" style:next-style-name="Standard" style:default-outline-level="">
      <style:paragraph-properties fo:margin-top="0.1665in" fo:margin-bottom="0in" style:contextual-spacing="false" fo:line-height="200%" fo:orphans="0" fo:widows="0"/>
      <style:text-properties style:font-name="Times New Roman" fo:font-family="'Times New Roman'" style:font-family-generic="roman" style:font-pitch="variable" fo:language="en" fo:country="GB"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style:style>
    <style:style style:name="annotation_20_text" style:display-name="annotation text" style:family="paragraph" style:parent-style-name="Standard" style:default-outline-level="">
      <style:paragraph-properties fo:margin-top="0in" fo:margin-bottom="0.139in" style:contextual-spacing="false"/>
    </style:style>
    <style:style style:name="Balloon_20_Text" style:display-name="Balloon Text" style:family="paragraph" style:parent-style-name="Standard" style:default-outline-level="">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annotation_20_subject" style:display-name="annotation subject" style:family="paragraph" style:parent-style-name="annotation_20_text" style:default-outline-level="">
      <style:paragraph-properties fo:margin-top="0in" fo:margin-bottom="0in" style:contextual-spacing="false"/>
      <style:text-properties fo:font-size="10pt" fo:font-weight="bold" style:font-size-asian="10pt" style:font-weight-asian="bold" style:font-size-complex="10pt" style:font-weight-complex="bold"/>
    </style:style>
    <style:style style:name="Revision" style:family="paragraph" style:default-outline-level="">
      <style:paragraph-properties fo:text-align="start" style:justify-single-word="false" fo:orphans="2" fo:widows="2" style:writing-mode="lr-tb"/>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_5b_No_20_paragraph_20_style_5d_" style:display-name="[No paragraph style]" style:family="paragraph">
      <style:paragraph-properties fo:margin-left="0in" fo:margin-right="0in" fo:margin-top="0in" fo:margin-bottom="0in" style:contextual-spacing="false" fo:text-align="start" style:justify-single-word="false" fo:orphans="2" fo:widows="2" fo:hyphenation-ladder-count="no-limit" fo:text-indent="0in" style:auto-text-indent="false" style:vertical-align="middle" style:writing-mode="lr-tb"/>
      <style:text-properties style:use-window-font-color="true" style:text-line-through-style="none" style:text-line-through-type="none" style:font-name="Minion Pro" fo:font-family="'Minion Pro'" style:font-family-generic="roman" fo:font-size="12pt" fo:letter-spacing="normal" fo:language="et" fo:country="EE" fo:font-style="normal" style:text-underline-style="none" fo:font-weight="normal" style:letter-kerning="true" style:font-name-asian="Open Sans CE" style:font-family-asian="'Open Sans CE'" style:font-pitch-asian="variable" style:font-size-asian="12pt" style:language-asian="zh" style:country-asian="CN" style:font-style-asian="normal" style:font-weight-asian="normal" style:font-name-complex="Open Sans Cyr" style:font-family-complex="'Open Sans Cyr'" style:font-pitch-complex="variable" style:font-size-complex="12pt" style:language-complex="hi" style:country-complex="IN" style:text-emphasize="none" style:text-scale="100%" fo:hyphenate="false" fo:hyphenation-remain-char-count="2" fo:hyphenation-push-char-count="2"/>
    </style:style>
    <style:style style:name="Normal" style:family="paragraph" style:parent-style-name="_5b_No_20_paragraph_20_style_5d_">
      <style:paragraph-properties fo:margin-left="0in" fo:margin-right="0in" fo:margin-top="0in" fo:margin-bottom="0in" style:contextual-spacing="false" fo:text-align="start" style:justify-single-word="false" fo:text-indent="0in" style:auto-text-indent="false" style:vertical-align="baseline"/>
      <style:text-properties style:text-line-through-style="none" style:text-line-through-type="none" style:font-name="DejaVu Sans" fo:font-family="'DejaVu Sans'" style:font-family-generic="roman" fo:font-size="12pt" fo:letter-spacing="normal" fo:font-style="normal" style:text-underline-style="none" fo:font-weight="normal" style:font-size-asian="12pt" style:font-style-asian="normal" style:font-weight-asian="normal" style:font-name-complex="DejaVu Sans" style:font-family-complex="'DejaVu Sans'" style:font-family-generic-complex="roman" style:text-emphasize="none" style:text-scale="100%"/>
    </style:style>
    <style:style style:name="Pa0" style:family="paragraph" style:parent-style-name="Normal">
      <style:paragraph-properties fo:margin-left="0in" fo:margin-right="0in" fo:margin-top="0in" fo:margin-bottom="0in" style:contextual-spacing="false" fo:text-align="start" style:justify-single-word="false" fo:text-indent="0in" style:auto-text-indent="false" style:vertical-align="baseline"/>
      <style:text-properties style:text-line-through-style="none" style:text-line-through-type="none" style:font-name="DejaVu Sans" fo:font-family="'DejaVu Sans'" style:font-family-generic="roman" fo:font-size="12pt" fo:letter-spacing="normal" fo:font-style="normal" style:text-underline-style="none" fo:font-weight="normal" style:font-size-asian="12pt" style:font-style-asian="normal" style:font-weight-asian="normal" style:font-name-complex="DejaVu Sans" style:font-family-complex="'DejaVu Sans'" style:font-family-generic-complex="roman" style:text-emphasize="none" style:text-scale="100%"/>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rosoft Office User</meta:initial-creator>
    <meta:editing-cycles>9</meta:editing-cycles>
    <meta:creation-date>2015-11-11T00:35:00</meta:creation-date>
    <dc:date>2015-12-10T17:25:49.372554461</dc:date>
    <meta:editing-duration>P3DT21H32M25S</meta:editing-duration>
    <meta:generator>LibreOffice/4.2.8.2$Linux_X86_64 LibreOffice_project/420m0$Build-2</meta:generator>
    <meta:document-statistic meta:table-count="0" meta:image-count="0" meta:object-count="0" meta:page-count="6" meta:paragraph-count="40" meta:word-count="2282" meta:character-count="14713" meta:non-whitespace-character-count="1243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